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fbb" officeooo:paragraph-rsid="00129fbb"/>
    </style:style>
    <style:style style:name="P2" style:family="paragraph" style:parent-style-name="Standard">
      <style:text-properties officeooo:rsid="00129fbb" officeooo:paragraph-rsid="0012f493"/>
    </style:style>
    <style:style style:name="P3" style:family="paragraph" style:parent-style-name="Standard">
      <style:text-properties officeooo:rsid="0012f493" officeooo:paragraph-rsid="0012f493"/>
    </style:style>
    <style:style style:name="P4" style:family="paragraph" style:parent-style-name="Standard">
      <style:text-properties officeooo:rsid="0012f493" officeooo:paragraph-rsid="001466cd"/>
    </style:style>
    <style:style style:name="T1" style:family="text">
      <style:text-properties officeooo:rsid="00129fbb"/>
    </style:style>
    <style:style style:name="T2" style:family="text">
      <style:text-properties officeooo:rsid="0012f493"/>
    </style:style>
    <style:style style:name="T3" style:family="text">
      <style:text-properties officeooo:rsid="00146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1: The initial value is A. The value is increased by B. What is the final value? X = A+B</text:p>
      <text:p text:style-name="P1"/>
      <text:p text:style-name="P1">Type 2: The initial value is A. The value is decreased by B. What is the final value? X = A-B</text:p>
      <text:p text:style-name="P1"/>
      <text:p text:style-name="P1">Type 3: The initial value is A. The value is increased by some amount. The final value is B. What is the amount by which it was increased? X = B-A</text:p>
      <text:p text:style-name="P1"/>
      <text:p text:style-name="P1">Type 4: The initial value is A. The value is decreased by some amount. The final value is B. What is the amount by which it was decreased? X = A-B</text:p>
      <text:p text:style-name="P1"/>
      <text:p text:style-name="P1">Type 5: The<text:span text:style-name="T2">re is some amount</text:span> initial<text:span text:style-name="T2">ly</text:span>. The <text:span text:style-name="T2">amount</text:span> is <text:span text:style-name="T2">in</text:span>creased by <text:span text:style-name="T2">A</text:span>. The final value is B. What is the amount <text:span text:style-name="T2">initially</text:span>? X = <text:span text:style-name="T2">B</text:span>-<text:span text:style-name="T2">A</text:span></text:p>
      <text:p text:style-name="P1"/>
      <text:p text:style-name="P2">Type <text:span text:style-name="T2">6</text:span>: The<text:span text:style-name="T2">re is some amount</text:span> initial<text:span text:style-name="T2">ly</text:span>. The <text:span text:style-name="T2">amount</text:span> is <text:span text:style-name="T2">de</text:span>creased by <text:span text:style-name="T2">A</text:span>. The final value is B. What is the amount <text:span text:style-name="T2">initially</text:span>? X = <text:span text:style-name="T2">A+B</text:span></text:p>
      <text:p text:style-name="P2"/>
      <text:p text:style-name="P3">Type 7: The total amount is A. It has to be equally divided among B parties. How many will each get? X = A/B</text:p>
      <text:p text:style-name="P3"/>
      <text:p text:style-name="P3">Type 8: The total amount is A. It has to be equally divided among some parties. Each party would get B amount. How many parties are involved? X = A/B </text:p>
      <text:p text:style-name="P3"/>
      <text:p text:style-name="P3">Type 9: There is some total amount. It has to be equally divided among A parties. Each party would get B amount. What is the total amount? X = A*B </text:p>
      <text:p text:style-name="P3"/>
      <text:p text:style-name="P4"><text:s/><text:span text:style-name="T3">templates = [The initial value is A. The value is increased by B. What is the final value? X = A+B, The initial value is A. The value is decreased by B. What is the final value? X = A-B, The initial value is A. The value is increased by some amount. The final value is B. What is the amount by which it was increased? X = B-A, The initial value is A. The value is decreased by some amount. The final value is B. What is the amount by which it was decreased? X = A-B, The</text:span>re is some amount<text:span text:style-name="T1"> initial</text:span>ly<text:span text:style-name="T1">. The </text:span>amount<text:span text:style-name="T1"> is </text:span>in<text:span text:style-name="T1">creased by </text:span>A<text:span text:style-name="T1">. The final value is B. What is the amount </text:span>initially<text:span text:style-name="T1">? X = </text:span>B<text:span text:style-name="T1">-</text:span>A, <text:span text:style-name="T1">The</text:span>re is some amount<text:span text:style-name="T1"> initial</text:span>ly<text:span text:style-name="T1">. The </text:span>amount<text:span text:style-name="T1"> is </text:span>de<text:span text:style-name="T1">creased by </text:span>A<text:span text:style-name="T1">. The final value is B. What is the amount </text:span>initially<text:span text:style-name="T1">? X = </text:span>A+B, The total amount is A. It has to be equally divided among B parties. How many will each get? X = A/B, The total amount is A. It has to be equally divided among some parties. Each party would get B amount. How many parties are involved? X = A/B, <text:s/>The total amount is A. It has to be equally divided among some parties. Each party would get B amount. How many parties are involved? X = A/B, There is some total amount. It has to be equally divided among A parties. Each party would get B amount. What is the total amount? X = A*B<text:span text:style-name="T3">]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1:19:01.835772688</meta:creation-date>
    <dc:date>2022-05-04T12:00:56.601488496</dc:date>
    <meta:editing-duration>PT16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92" meta:character-count="2384" meta:non-whitespace-character-count="1897"/>
  </office:meta>
</office:document-meta>
</file>